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5.7cm" table:align="margins" style:may-break-between-rows="true" table:border-model="collapsing"/>
    </style:style>
    <style:style style:name="Tabela1.A" style:family="table-column">
      <style:table-column-properties style:column-width="2.408cm" style:rel-column-width="6139*"/>
    </style:style>
    <style:style style:name="Tabela1.B" style:family="table-column">
      <style:table-column-properties style:column-width="2.699cm" style:rel-column-width="6881*"/>
    </style:style>
    <style:style style:name="Tabela1.C" style:family="table-column">
      <style:table-column-properties style:column-width="7.091cm" style:rel-column-width="18081*"/>
    </style:style>
    <style:style style:name="Tabela1.D" style:family="table-column">
      <style:table-column-properties style:column-width="3.598cm" style:rel-column-width="9175*"/>
    </style:style>
    <style:style style:name="Tabela1.E" style:family="table-column">
      <style:table-column-properties style:column-width="2.561cm" style:rel-column-width="6531*"/>
    </style:style>
    <style:style style:name="Tabela1.F" style:family="table-column">
      <style:table-column-properties style:column-width="2.334cm" style:rel-column-width="5950*"/>
    </style:style>
    <style:style style:name="Tabela1.G" style:family="table-column">
      <style:table-column-properties style:column-width="5.011cm" style:rel-column-width="12778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ela1.B1" style:family="table-cell">
      <style:table-cell-properties style:vertical-align="middle"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ela1.C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ela1.G1" style:family="table-cell">
      <style:table-cell-properties style:vertical-align="middle"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E2" style:family="table-cell" style:data-style-name="N10000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1.G2" style:family="table-cell" style:data-style-name="N10000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ela1.A3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B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D3" style:family="table-cell" style:data-style-name="N10000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G3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ela1.C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5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B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ela1.C5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G5" style:family="table-cell" style:data-style-name="N10000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ela1.C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G6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ela1.A7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7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ela1.G7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ela1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G8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ela1.A9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9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11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11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13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1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G13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ela1.C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15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15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ela1.C16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17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17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1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19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19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2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21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21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2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23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2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2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25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25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2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27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27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ela1.C2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29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29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3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31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31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ela1.C3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33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33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3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35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35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3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37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37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3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39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39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C4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41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a1.C41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A42" style:family="table-cell">
      <style:table-cell-properties style:vertical-align="middle"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ela1.B42" style:family="table-cell" style:data-style-name="N10000">
      <style:table-cell-properties style:vertical-align="middle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ela1.C42" style:family="table-cell" style:data-style-name="N1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ela1.G42" style:family="table-cell" style:data-style-name="N10000">
      <style:table-cell-properties style:vertical-align="middle"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weight="bold" officeooo:rsid="001c820e" officeooo:paragraph-rsid="001c820e" style:font-weight-asian="bold" style:font-weight-complex="bold"/>
    </style:style>
    <style:style style:name="P2" style:family="paragraph" style:parent-style-name="Standard">
      <style:text-properties fo:font-weight="bold" officeooo:rsid="003a5003" officeooo:paragraph-rsid="003a5003" style:font-weight-asian="bold" style:font-weight-complex="bold"/>
    </style:style>
    <style:style style:name="P3" style:family="paragraph" style:parent-style-name="Standard">
      <style:text-properties fo:font-weight="bold" officeooo:rsid="003c4ace" officeooo:paragraph-rsid="003c4ace" style:font-weight-asian="bold" style:font-weight-complex="bold"/>
    </style:style>
    <style:style style:name="P4" style:family="paragraph" style:parent-style-name="Standard">
      <style:text-properties officeooo:rsid="003a5003" officeooo:paragraph-rsid="003a5003"/>
    </style:style>
    <style:style style:name="P5" style:family="paragraph" style:parent-style-name="Standard">
      <style:text-properties officeooo:rsid="003c4ace" officeooo:paragraph-rsid="003c4ace"/>
    </style:style>
    <style:style style:name="P6" style:family="paragraph" style:parent-style-name="Standard">
      <style:text-properties officeooo:paragraph-rsid="003c4ace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7c32" officeooo:paragraph-rsid="00117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7c32" officeooo:paragraph-rsid="00117c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394a" officeooo:paragraph-rsid="00133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3cb8" officeooo:paragraph-rsid="00143c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754a" officeooo:paragraph-rsid="001675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3e36" officeooo:paragraph-rsid="00183e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1cb" officeooo:paragraph-rsid="001a0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1cb" officeooo:paragraph-rsid="001a0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e585" officeooo:paragraph-rsid="001ae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e06" officeooo:paragraph-rsid="001d0e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a0e0" officeooo:paragraph-rsid="0032a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7c32" officeooo:paragraph-rsid="00117c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fo:font-weight="bold" officeooo:rsid="003c4ace" officeooo:paragraph-rsid="003c4ace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4fe0" officeooo:paragraph-rsid="00184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4fe0" officeooo:paragraph-rsid="001e8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914d" officeooo:paragraph-rsid="00309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7c32" officeooo:paragraph-rsid="00407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754a" officeooo:paragraph-rsid="004074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adc5" officeooo:paragraph-rsid="001ba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cd13" officeooo:paragraph-rsid="001cc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ae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e8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8d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d7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1cb" officeooo:paragraph-rsid="001a0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e585" officeooo:paragraph-rsid="001ae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e06" officeooo:paragraph-rsid="001d0e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a4cf" officeooo:paragraph-rsid="0020a4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7917" officeooo:paragraph-rsid="002279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45a41" officeooo:paragraph-rsid="00245a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7ee4" officeooo:paragraph-rsid="00277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691" officeooo:paragraph-rsid="0028d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f420" officeooo:paragraph-rsid="0028f4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a6e47" officeooo:paragraph-rsid="002a6e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5f45e" officeooo:paragraph-rsid="0035f4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7c32" officeooo:paragraph-rsid="00117c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justify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f3501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4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1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e5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8e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d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7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1e8e43"/>
    </style:style>
    <style:style style:name="T10" style:family="text">
      <style:text-properties officeooo:rsid="003e3b73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Box List Green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21">Mês</text:p>
          </table:table-cell>
          <table:table-cell table:style-name="Tabela1.B1" office:value-type="string">
            <text:p text:style-name="P21">Data</text:p>
          </table:table-cell>
          <table:table-cell table:style-name="Tabela1.C1" office:value-type="string">
            <text:p text:style-name="P49">Plano</text:p>
          </table:table-cell>
          <table:table-cell table:style-name="Tabela1.B1" office:value-type="string">
            <text:p text:style-name="P48">Executado</text:p>
          </table:table-cell>
          <table:table-cell table:style-name="Tabela1.B1" office:value-type="string">
            <text:p text:style-name="P21">Resto</text:p>
          </table:table-cell>
          <table:table-cell table:style-name="Tabela1.B1" office:value-type="string">
            <text:p text:style-name="P48">Status</text:p>
          </table:table-cell>
          <table:table-cell table:style-name="Tabela1.G1" office:value-type="string">
            <text:p text:style-name="P21">Observação</text:p>
          </table:table-cell>
        </table:table-row>
        <table:table-row table:style-name="Tabela1.1">
          <table:table-cell table:style-name="Tabela1.A2" office:value-type="string">
            <text:p text:style-name="P8">Setembro</text:p>
          </table:table-cell>
          <table:table-cell table:style-name="Tabela1.B2" office:value-type="string">
            <text:p text:style-name="P8">01/09/2020 – 06/09/2020</text:p>
          </table:table-cell>
          <table:table-cell table:style-name="Tabela1.C2" office:value-type="float" office:value="0">
            <text:p text:style-name="P30">1) Leitura de Reviews</text:p>
            <text:p text:style-name="P30">2) Preparação das VMs</text:p>
            <text:p text:style-name="P30">3) Organização das Anotações</text:p>
            <text:p text:style-name="P30">4) Criação do Blog no github.io</text:p>
          </table:table-cell>
          <table:table-cell table:style-name="Tabela1.B2" office:value-type="string">
            <text:p text:style-name="P9">1,2,3,4</text:p>
          </table:table-cell>
          <table:table-cell table:style-name="Tabela1.E2" office:value-type="float" office:value="0">
            <text:p text:style-name="P11">0</text:p>
          </table:table-cell>
          <table:table-cell table:style-name="Tabela1.B2" office:value-type="string">
            <text:p text:style-name="P19">Concluído</text:p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26">Setembro</text:p>
          </table:table-cell>
          <table:table-cell table:style-name="Tabela1.B3" office:value-type="string">
            <text:p text:style-name="P12">07/09/2020</text:p>
          </table:table-cell>
          <table:table-cell table:style-name="Tabela1.C3" office:value-type="string">
            <text:p text:style-name="P27">1) Security Sift – Windows Exploit</text:p>
            <text:p text:style-name="P27">07/09/2020 Development – Part 1: The Basics<office:annotation><dc:creator>Autor desconhecido</dc:creator><dc:date>2020-09-07T21:01:09.293667065</dc:date><text:p text:style-name="P50"><text:span text:style-name="T11">http://www.securitysift.com/windows-exploit-development-part-1-basics/</text:span></text:p></office:annotation>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3" office:value-type="string">
            <text:p text:style-name="P14">Conhecer bem a interface do OllyDBG e Immunity Debugger</text:p>
          </table:table-cell>
        </table:table-row>
        <table:table-row table:style-name="Tabela1.1">
          <table:table-cell table:style-name="Tabela1.A2" office:value-type="string">
            <text:p text:style-name="P26">Setembro</text:p>
          </table:table-cell>
          <table:table-cell table:style-name="Tabela1.B2" office:value-type="string">
            <text:p text:style-name="P13">08/09/2020</text:p>
          </table:table-cell>
          <table:table-cell table:style-name="Tabela1.C4" office:value-type="float" office:value="0">
            <text:p text:style-name="P23">1-7) SLAE 32 bits videos 1-7</text:p>
            <text:p text:style-name="P23"><text:span text:style-name="T3">E</text:span><text:span text:style-name="T2">xtra: SLAE 64 bits videos 1-7</text:span>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26">Setembro</text:p>
          </table:table-cell>
          <table:table-cell table:style-name="Tabela1.B5" office:value-type="string">
            <text:p text:style-name="P15">09/09/2020</text:p>
          </table:table-cell>
          <table:table-cell table:style-name="Tabela1.C5" office:value-type="string">
            <text:p text:style-name="P35">SLAE 32 bits GDB Course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26">Setembro</text:p>
          </table:table-cell>
          <table:table-cell table:style-name="Tabela1.B2" office:value-type="string">
            <text:p text:style-name="P15">10/10/2020</text:p>
          </table:table-cell>
          <table:table-cell table:style-name="Tabela1.C6" office:value-type="float" office:value="0">
            <text:p text:style-name="P35">1-2) SLAE 32 bits videos 8-9</text:p>
            <text:p text:style-name="P35">Extra SLAE 64 bits videos 8-9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6" office:value-type="string">
            <text:p text:style-name="P16">Atenção ao uso da syscall para imprimir em tela hello world (essência do shellcoding)</text:p>
          </table:table-cell>
        </table:table-row>
        <table:table-row table:style-name="Tabela1.1">
          <table:table-cell table:style-name="Tabela1.A41" office:value-type="string">
            <text:p text:style-name="P26">Setembro</text:p>
          </table:table-cell>
          <table:table-cell table:style-name="Tabela1.D3">
            <text:p text:style-name="P7"/>
          </table:table-cell>
          <table:table-cell table:style-name="Tabela1.C7" office:value-type="float" office:value="0">
            <text:p text:style-name="P31"><text:span text:style-name="T4">1-</text:span><text:span text:style-name="T5">3</text:span><text:span text:style-name="T4">) SLAE 32 bits videos </text:span><text:span text:style-name="T5">10-12</text:span></text:p>
            <text:p text:style-name="P31"><text:span text:style-name="T4">Extra SLAE 64 bits videos </text:span><text:span text:style-name="T5">10-12</text:span>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7" office:value-type="string">
            <text:p text:style-name="P17">Memoriar op codes:</text:p>
            <text:p text:style-name="P17">FF Dx (Call)</text:p>
            <text:p text:style-name="P17">EB (Jmp)</text:p>
            <text:p text:style-name="P17">4X (Inc)</text:p>
            <text:p text:style-name="P17">4X (Dec)</text:p>
          </table:table-cell>
        </table:table-row>
        <table:table-row table:style-name="Tabela1.1">
          <table:table-cell table:style-name="Tabela1.A2" office:value-type="string">
            <text:p text:style-name="P26">Setembro</text:p>
          </table:table-cell>
          <table:table-cell table:style-name="Tabela1.E2">
            <text:p text:style-name="P7"/>
          </table:table-cell>
          <table:table-cell table:style-name="Tabela1.C8" office:value-type="string">
            <text:p text:style-name="P36">1) Smash the stack for fun and profit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8" office:value-type="string">
            <text:p text:style-name="P17">Momento Retrô</text:p>
          </table:table-cell>
        </table:table-row>
        <table:table-row table:style-name="Tabela1.1">
          <table:table-cell table:style-name="Tabela1.A41" office:value-type="string">
            <text:p text:style-name="P26">Setembro</text:p>
          </table:table-cell>
          <table:table-cell table:style-name="Tabela1.D3">
            <text:p text:style-name="P7"/>
          </table:table-cell>
          <table:table-cell table:style-name="Tabela1.C9" office:value-type="string">
            <text:p text:style-name="P28">1) Corelan - Exploit Writing Tutorial -</text:p>
            <text:p text:style-name="P28">Part 1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26">Setembro</text:p>
          </table:table-cell>
          <table:table-cell table:style-name="Tabela1.E2">
            <text:p text:style-name="P7"/>
          </table:table-cell>
          <table:table-cell table:style-name="Tabela1.C10" office:value-type="string">
            <text:p text:style-name="P28">1) Windows Exploit Development –</text:p>
            <text:p text:style-name="P28">Part 2: Intro to Stack Overflow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26">Setembro</text:p>
          </table:table-cell>
          <table:table-cell table:style-name="Tabela1.D3">
            <text:p text:style-name="P7"/>
          </table:table-cell>
          <table:table-cell table:style-name="Tabela1.C11" office:value-type="string">
            <text:p text:style-name="P28">1) Practice – Vulnserver (TRUN)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26">Setembro</text:p>
          </table:table-cell>
          <table:table-cell table:style-name="Tabela1.E2">
            <text:p text:style-name="P7"/>
          </table:table-cell>
          <table:table-cell table:style-name="Tabela1.C12" office:value-type="string">
            <text:p text:style-name="P29">1) Windows Exploit Development –</text:p>
            <text:p text:style-name="P29">Part 3: Changing Offsets and</text:p>
            <text:p text:style-name="P29">Rebased Modules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26">Setembro</text:p>
          </table:table-cell>
          <table:table-cell table:style-name="Tabela1.D3">
            <text:p text:style-name="P7"/>
          </table:table-cell>
          <table:table-cell table:style-name="Tabela1.C13" office:value-type="string">
            <text:p text:style-name="P29">1) Exploit writing tutorial part 2 :</text:p>
            <text:p text:style-name="P29">Stack Based Overflows – jumping to</text:p>
            <text:p text:style-name="P29">shellcode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13" office:value-type="string">
            <text:p text:style-name="P18">Treinar no Vulnserver os diferentes tipos de jmp</text:p>
          </table:table-cell>
        </table:table-row>
        <text:soft-page-break/>
        <table:table-row table:style-name="Tabela1.1">
          <table:table-cell table:style-name="Tabela1.A2" office:value-type="string">
            <text:p text:style-name="P26">Setembro</text:p>
          </table:table-cell>
          <table:table-cell table:style-name="Tabela1.E2">
            <text:p text:style-name="P7"/>
          </table:table-cell>
          <table:table-cell table:style-name="Tabela1.C14" office:value-type="string">
            <text:p text:style-name="P37">1-2) Spike Fuzzing – Part 1 and 2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15" office:value-type="float" office:value="0">
            <text:p text:style-name="P32"><text:span text:style-name="T3">1-</text:span><text:span text:style-name="T6">5</text:span><text:span text:style-name="T3">) SLAE 32 bits videos 1</text:span><text:span text:style-name="T6">3</text:span><text:span text:style-name="T3">-</text:span><text:span text:style-name="T6">1</text:span><text:span text:style-name="T3">7</text:span></text:p>
            <text:p text:style-name="P24">Extra: SLAE 64 bits videos 1<text:span text:style-name="T9">3</text:span>-<text:span text:style-name="T9">1</text:span>7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16" office:value-type="float" office:value="0">
            <text:p text:style-name="P32"><text:span text:style-name="T3">1-</text:span><text:span text:style-name="T6">4</text:span><text:span text:style-name="T3">) SLAE 32 bits videos 1</text:span><text:span text:style-name="T6">8</text:span><text:span text:style-name="T3">-</text:span><text:span text:style-name="T6">21</text:span></text:p>
            <text:p text:style-name="P24">Extra: SLAE 64 bits videos 1<text:span text:style-name="T9">8</text:span>-<text:span text:style-name="T9">21</text:span>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17" office:value-type="string">
            <text:p text:style-name="P38">1) Exploit writing tutorial part 3 : SEH</text:p>
            <text:p text:style-name="P38">Based Exploits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18" office:value-type="string">
            <text:p text:style-name="P38">1) Exploit writing tutorial part 3b :</text:p>
            <text:p text:style-name="P38">SEH Based Exploits – just another</text:p>
            <text:p text:style-name="P38">example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19" office:value-type="string">
            <text:p text:style-name="P38">1) Windows Exploit Development –</text:p>
            <text:p text:style-name="P38">Part 6: SEH Exploits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20" office:value-type="string">
            <text:p text:style-name="P38">1) Practice Vulnserver - SEH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21" office:value-type="string">
            <text:p text:style-name="P39">1) Scape Egghunter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22" office:value-type="string">
            <text:p text:style-name="P40">1) Exploit writing tutorial part 8 :</text:p>
            <text:p text:style-name="P40">Win32 Egg Hunting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23" office:value-type="string">
            <text:p text:style-name="P40">1) Windows Exploit Development –</text:p>
            <text:p text:style-name="P40">Part 5: Locating Shellcode With</text:p>
            <text:p text:style-name="P40">Egghunting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24" office:value-type="string">
            <text:p text:style-name="P41">1) Practice Vulnserver Badchars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25" office:value-type="string">
            <text:p text:style-name="P42">1) Mona Tutorial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26" office:value-type="string">
            <text:p text:style-name="P42">1) Corelan Exploit writing tutorial part</text:p>
            <text:p text:style-name="P42">9 : Introduction to Win32 shellcoding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27" office:value-type="float" office:value="0">
            <text:p text:style-name="P42">1-5) SLAE 32 bits videos 22-26</text:p>
            <text:p text:style-name="P42">Extra: SLAE 64 bits videos 22-26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28" office:value-type="string">
            <text:p text:style-name="P43">1) Fuzzy Security Part 6: Writing W32</text:p>
            <text:p text:style-name="P43">shellcode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29" office:value-type="string">
            <text:p text:style-name="P43">1) Windows Reverse Shell Shellcode</text:p>
            <text:p text:style-name="P43">I.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30" office:value-type="string">
            <text:p text:style-name="P44">1) Windows Shellcoding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31" office:value-type="float" office:value="0">
            <text:p text:style-name="P33"><text:span text:style-name="T7">1-</text:span><text:span text:style-name="T8">5</text:span><text:span text:style-name="T7">) SLAE 32 bits videos 2</text:span><text:span text:style-name="T8">7</text:span><text:span text:style-name="T7">-</text:span><text:span text:style-name="T8">31</text:span></text:p>
            <text:p text:style-name="P33"><text:span text:style-name="T7">Extra: SLAE 64 bits videos </text:span><text:span text:style-name="T8">27</text:span><text:span text:style-name="T7">-</text:span><text:span text:style-name="T8">31</text:span>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ext:soft-page-break/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32" office:value-type="float" office:value="0">
            <text:p text:style-name="P34"><text:span text:style-name="T7">1-</text:span><text:span text:style-name="T8">5</text:span><text:span text:style-name="T7">) SLAE 32 bits videos </text:span><text:span text:style-name="T8">32</text:span><text:span text:style-name="T7">-</text:span><text:span text:style-name="T8">36</text:span></text:p>
            <text:p text:style-name="P34"><text:span text:style-name="T7">Extra: SLAE 64 bits videos </text:span><text:span text:style-name="T8">32</text:span><text:span text:style-name="T7">-</text:span><text:span text:style-name="T8">3</text:span><text:span text:style-name="T7">6</text:span>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33" office:value-type="string">
            <text:p text:style-name="P25">1) Practice Flexense 0day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34" office:value-type="string">
            <text:p text:style-name="P25">1) Practice Flexense 0day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35" office:value-type="string">
            <text:p text:style-name="P25">1) Practice Flexense 0day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36" office:value-type="string">
            <text:p text:style-name="P25">1) Writing Manual Shellcode by Hand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37" office:value-type="string">
            <text:p text:style-name="P25">1) Bypassing AntiVirus Scanners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38" office:value-type="string">
            <text:p text:style-name="P25">1) LFI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39" office:value-type="string">
            <text:p text:style-name="P25">1) XSS Part I</text:p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D3">
            <text:p text:style-name="P10"/>
          </table:table-cell>
          <table:table-cell table:style-name="Tabela1.G5">
            <text:p text:style-name="P10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E2">
            <text:p text:style-name="P7"/>
          </table:table-cell>
          <table:table-cell table:style-name="Tabela1.C40" office:value-type="string">
            <text:p text:style-name="P25">1) XSS Part II</text:p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E2">
            <text:p text:style-name="P10"/>
          </table:table-cell>
          <table:table-cell table:style-name="Tabela1.G2">
            <text:p text:style-name="P10"/>
          </table:table-cell>
        </table:table-row>
        <table:table-row table:style-name="Tabela1.1">
          <table:table-cell table:style-name="Tabela1.A41" office:value-type="string">
            <text:p text:style-name="P7"/>
          </table:table-cell>
          <table:table-cell table:style-name="Tabela1.D3">
            <text:p text:style-name="P7"/>
          </table:table-cell>
          <table:table-cell table:style-name="Tabela1.C41" office:value-type="string">
            <text:p text:style-name="P45">1) Revisar FuzzySecurity Tutorials</text:p>
          </table:table-cell>
          <table:table-cell table:style-name="Tabela1.D3">
            <text:p text:style-name="P7"/>
          </table:table-cell>
          <table:table-cell table:style-name="Tabela1.D3">
            <text:p text:style-name="P7"/>
          </table:table-cell>
          <table:table-cell table:style-name="Tabela1.D3">
            <text:p text:style-name="P7"/>
          </table:table-cell>
          <table:table-cell table:style-name="Tabela1.G5">
            <text:p text:style-name="P7"/>
          </table:table-cell>
        </table:table-row>
        <table:table-row table:style-name="Tabela1.1">
          <table:table-cell table:style-name="Tabela1.A42" office:value-type="string">
            <text:p text:style-name="P20"/>
          </table:table-cell>
          <table:table-cell table:style-name="Tabela1.B42">
            <text:p text:style-name="P20"/>
          </table:table-cell>
          <table:table-cell table:style-name="Tabela1.C42">
            <text:p text:style-name="P46"/>
          </table:table-cell>
          <table:table-cell table:style-name="Tabela1.B42">
            <text:p text:style-name="P20"/>
          </table:table-cell>
          <table:table-cell table:style-name="Tabela1.B42">
            <text:p text:style-name="P20"/>
          </table:table-cell>
          <table:table-cell table:style-name="Tabela1.B42">
            <text:p text:style-name="P20"/>
          </table:table-cell>
          <table:table-cell table:style-name="Tabela1.G42">
            <text:p text:style-name="P20"/>
          </table:table-cell>
        </table:table-row>
      </table:table>
      <text:p text:style-name="Standard"/>
      <text:p text:style-name="P2">15/10/2020 – 15/11/2020 – (Meta 2 – Concluir o CTP 2 a 3 vezes)</text:p>
      <text:p text:style-name="P4"/>
      <text:p text:style-name="P3">16/11/2020 – 30/11/2020 – (Meta 3 – Concluir Módulos 3,4 e 5 – Sec4US)</text:p>
      <text:p text:style-name="P6"/>
      <text:p text:style-name="P3">Dezembro – Práticas <text:span text:style-name="T10">Sec4US e outras</text:span></text:p>
      <text:p text:style-name="P5"/>
      <text:p text:style-name="P3">15/01/2021 – Realização da prova OS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c820e" officeooo:paragraph-rsid="001c820e" style:font-weight-asian="bold" style:font-weight-complex="bold"/>
    </style:style>
    <style:style style:name="MT1" style:family="text">
      <style:text-properties officeooo:rsid="002f3501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TUDY PLAN – OSCE <text:span text:style-name="MT1">(Meta 1 – 01/09/2020 - 14/10/2020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7T20:03:59.706954455</meta:creation-date>
    <dc:date>2020-09-23T22:56:58.390371085</dc:date>
    <meta:editing-duration>PT2H36M20S</meta:editing-duration>
    <meta:editing-cycles>32</meta:editing-cycles>
    <meta:generator>LibreOffice/7.0.1.2$Linux_X86_64 LibreOffice_project/00$Build-2</meta:generator>
    <meta:document-statistic meta:table-count="1" meta:image-count="0" meta:object-count="0" meta:page-count="3" meta:paragraph-count="110" meta:word-count="436" meta:character-count="2579" meta:non-whitespace-character-count="2231"/>
  </office:meta>
</office:document-meta>
</file>